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4048" calcext:value-type="float">
            <text:p>80.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5592" calcext:value-type="float">
            <text:p>81.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408" calcext:value-type="float">
            <text:p>82.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68</text:p>
          </table:table-cell>
          <table:table-cell office:value-type="string" calcext:value-type="string">
            <text:p>TWDB:0644768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